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apple-system" svg:font-family="apple-system, system-ui, BlinkMacSystemFont, 'Segoe UI', Roboto, Oxygen-Sans, Ubuntu, Cantarell, 'Helvetica Neue', sans-serif"/>
    <style:font-face style:name="ui-monospace" svg:font-family="ui-monospace, 'Cascadia Mono', 'Segoe UI Mono', 'Liberation Mono', Menlo, Monaco, Consolas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text-properties officeooo:rsid="0011fa23" officeooo:paragraph-rsid="0011fa23"/>
    </style:style>
    <style:style style:name="P2" style:family="paragraph" style:parent-style-name="Standard">
      <style:text-properties officeooo:rsid="0011fa23" officeooo:paragraph-rsid="001a19b6"/>
    </style:style>
    <style:style style:name="P3" style:family="paragraph" style:parent-style-name="Standard">
      <style:text-properties officeooo:rsid="001aba75" officeooo:paragraph-rsid="001aba75" fo:background-color="#ffff00"/>
    </style:style>
    <style:style style:name="P4" style:family="paragraph" style:parent-style-name="Standard">
      <style:text-properties fo:color="#c9211e" loext:opacity="100%" officeooo:rsid="000ece55" officeooo:paragraph-rsid="001620b0" fo:background-color="transparent"/>
    </style:style>
    <style:style style:name="P5" style:family="paragraph" style:parent-style-name="Standard">
      <style:text-properties fo:color="#c9211e" loext:opacity="100%" officeooo:rsid="0011fa23" officeooo:paragraph-rsid="0018bb50" fo:background-color="transparent"/>
    </style:style>
    <style:style style:name="P6" style:family="paragraph" style:parent-style-name="Standard">
      <style:text-properties fo:color="#c9211e" loext:opacity="100%" officeooo:rsid="0011fa23" officeooo:paragraph-rsid="001a0264"/>
    </style:style>
    <style:style style:name="P7" style:family="paragraph" style:parent-style-name="Standard">
      <style:text-properties officeooo:rsid="001aba75" officeooo:paragraph-rsid="001aba75"/>
    </style:style>
    <style:style style:name="P8" style:family="paragraph" style:parent-style-name="Standard">
      <style:text-properties officeooo:rsid="001aba75" officeooo:paragraph-rsid="002cdb51"/>
    </style:style>
    <style:style style:name="P9" style:family="paragraph" style:parent-style-name="Standard">
      <style:text-properties officeooo:rsid="001aba75" officeooo:paragraph-rsid="0069f8b2"/>
    </style:style>
    <style:style style:name="P10" style:family="paragraph" style:parent-style-name="Standard">
      <style:text-properties officeooo:paragraph-rsid="002cdb51"/>
    </style:style>
    <style:style style:name="P11" style:family="paragraph" style:parent-style-name="Standard">
      <style:text-properties officeooo:paragraph-rsid="00513154"/>
    </style:style>
    <style:style style:name="P12" style:family="paragraph" style:parent-style-name="Standard">
      <style:text-properties officeooo:paragraph-rsid="005b41e7"/>
    </style:style>
    <style:style style:name="P13" style:family="paragraph" style:parent-style-name="Standard">
      <style:text-properties officeooo:paragraph-rsid="00656080"/>
    </style:style>
    <style:style style:name="P14" style:family="paragraph" style:parent-style-name="Standard">
      <style:text-properties officeooo:paragraph-rsid="00689ac5"/>
    </style:style>
    <style:style style:name="P15" style:family="paragraph" style:parent-style-name="Standard">
      <style:text-properties fo:color="#000000" loext:opacity="100%" officeooo:paragraph-rsid="00689ac5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officeooo:rsid="001aba75" officeooo:paragraph-rsid="001aba75"/>
    </style:style>
    <style:style style:name="P17" style:family="paragraph" style:parent-style-name="Table_20_Contents">
      <style:paragraph-properties fo:text-align="center" style:justify-single-word="false"/>
      <style:text-properties officeooo:rsid="000ece55" officeooo:paragraph-rsid="000ece55"/>
    </style:style>
    <style:style style:name="P18" style:family="paragraph" style:parent-style-name="Table_20_Contents">
      <style:text-properties officeooo:rsid="000ece55" officeooo:paragraph-rsid="000ece55"/>
    </style:style>
    <style:style style:name="P19" style:family="paragraph" style:parent-style-name="Table_20_Contents">
      <style:text-properties officeooo:rsid="000ece55" officeooo:paragraph-rsid="0011fa23"/>
    </style:style>
    <style:style style:name="P20" style:family="paragraph" style:parent-style-name="Table_20_Contents">
      <style:text-properties officeooo:rsid="0011fa23" officeooo:paragraph-rsid="0011fa23"/>
    </style:style>
    <style:style style:name="P21" style:family="paragraph" style:parent-style-name="Table_20_Contents">
      <style:text-properties officeooo:rsid="000ece55" officeooo:paragraph-rsid="0011fa23" fo:background-color="#ffff00"/>
    </style:style>
    <style:style style:name="P22" style:family="paragraph" style:parent-style-name="Table_20_Contents">
      <style:text-properties officeooo:rsid="0011fa23" officeooo:paragraph-rsid="0011fa23" fo:background-color="#ffff00"/>
    </style:style>
    <style:style style:name="P23" style:family="paragraph" style:parent-style-name="Table_20_Contents">
      <style:paragraph-properties fo:text-align="center" style:justify-single-word="false"/>
      <style:text-properties fo:font-variant="normal" fo:text-transform="none" fo:color="#282829" loext:opacity="100%" style:font-name="apple-system" fo:font-size="11.25pt" fo:letter-spacing="normal" fo:font-style="normal" fo:font-weight="normal"/>
    </style:style>
    <style:style style:name="P24" style:family="paragraph" style:parent-style-name="Table_20_Contents">
      <style:paragraph-properties fo:margin-left="0in" fo:margin-right="0in" fo:orphans="2" fo:widows="2" fo:text-indent="0in" style:auto-text-indent="false"/>
      <style:text-properties fo:font-variant="normal" fo:text-transform="none" fo:color="#282829" loext:opacity="100%" style:font-name="apple-system" fo:font-size="11.25pt" fo:letter-spacing="normal" fo:font-style="normal" fo:font-weight="normal"/>
    </style:style>
    <style:style style:name="P25" style:family="paragraph" style:parent-style-name="Table_20_Contents">
      <style:paragraph-properties fo:margin-left="0in" fo:margin-right="0in" fo:orphans="2" fo:widows="2" fo:text-indent="0in" style:auto-text-indent="false"/>
      <style:text-properties fo:font-variant="normal" fo:text-transform="none" fo:color="#282829" loext:opacity="100%" style:font-name="apple-system" fo:font-size="11.25pt" fo:letter-spacing="normal" fo:font-style="normal" fo:font-weight="normal" officeooo:paragraph-rsid="00266e1c"/>
    </style:style>
    <style:style style:name="T1" style:family="text">
      <style:text-properties officeooo:rsid="000600a9"/>
    </style:style>
    <style:style style:name="T2" style:family="text">
      <style:text-properties officeooo:rsid="0007ed4b"/>
    </style:style>
    <style:style style:name="T3" style:family="text">
      <style:text-properties officeooo:rsid="000956f6"/>
    </style:style>
    <style:style style:name="T4" style:family="text">
      <style:text-properties officeooo:rsid="000ad1ec"/>
    </style:style>
    <style:style style:name="T5" style:family="text">
      <style:text-properties officeooo:rsid="000af5be"/>
    </style:style>
    <style:style style:name="T6" style:family="text">
      <style:text-properties officeooo:rsid="000ca646"/>
    </style:style>
    <style:style style:name="T7" style:family="text">
      <style:text-properties officeooo:rsid="000d6082"/>
    </style:style>
    <style:style style:name="T8" style:family="text">
      <style:text-properties officeooo:rsid="000ece55"/>
    </style:style>
    <style:style style:name="T9" style:family="text">
      <style:text-properties officeooo:rsid="000ffe79"/>
    </style:style>
    <style:style style:name="T10" style:family="text">
      <style:text-properties officeooo:rsid="0011fa23"/>
    </style:style>
    <style:style style:name="T11" style:family="text">
      <style:text-properties officeooo:rsid="0014d662"/>
    </style:style>
    <style:style style:name="T12" style:family="text">
      <style:text-properties officeooo:rsid="0014f9e7"/>
    </style:style>
    <style:style style:name="T13" style:family="text">
      <style:text-properties officeooo:rsid="00161cf5"/>
    </style:style>
    <style:style style:name="T14" style:family="text">
      <style:text-properties officeooo:rsid="001620b0"/>
    </style:style>
    <style:style style:name="T15" style:family="text">
      <style:text-properties officeooo:rsid="001a19b6"/>
    </style:style>
    <style:style style:name="T16" style:family="text">
      <style:text-properties officeooo:rsid="001a8062"/>
    </style:style>
    <style:style style:name="T17" style:family="text">
      <style:text-properties officeooo:rsid="001a85ef"/>
    </style:style>
    <style:style style:name="T18" style:family="text">
      <style:text-properties officeooo:rsid="001aba75"/>
    </style:style>
    <style:style style:name="T19" style:family="text">
      <style:text-properties officeooo:rsid="001c8b28"/>
    </style:style>
    <style:style style:name="T20" style:family="text">
      <style:text-properties officeooo:rsid="001e63ce"/>
    </style:style>
    <style:style style:name="T21" style:family="text">
      <style:text-properties officeooo:rsid="001e74c4"/>
    </style:style>
    <style:style style:name="T22" style:family="text">
      <style:text-properties fo:color="#c9211e" loext:opacity="100%"/>
    </style:style>
    <style:style style:name="T23" style:family="text">
      <style:text-properties officeooo:rsid="00216a44"/>
    </style:style>
    <style:style style:name="T24" style:family="text">
      <style:text-properties fo:font-variant="normal" fo:text-transform="none" fo:color="#232629" loext:opacity="100%" style:font-name="ui-monospace" fo:font-size="9.75pt" fo:letter-spacing="normal" fo:font-style="normal" fo:font-weight="normal" officeooo:rsid="003742d6"/>
    </style:style>
    <style:style style:name="T25" style:family="text">
      <style:text-properties fo:font-variant="normal" fo:text-transform="none" fo:color="#2a6099" loext:opacity="100%" style:font-name="ui-monospace" fo:font-size="9.75pt" fo:letter-spacing="normal" fo:font-style="normal" fo:font-weight="normal"/>
    </style:style>
    <style:style style:name="T26" style:family="text">
      <style:text-properties fo:font-variant="normal" fo:text-transform="none" fo:color="#2a6099" loext:opacity="100%" style:font-name="ui-monospace" fo:font-size="9.75pt" fo:letter-spacing="normal" fo:font-style="normal" fo:font-weight="normal" officeooo:rsid="0036a1c6"/>
    </style:style>
    <style:style style:name="T27" style:family="text">
      <style:text-properties officeooo:rsid="002cdb51"/>
    </style:style>
    <style:style style:name="T28" style:family="text">
      <style:text-properties officeooo:rsid="0036a1c6"/>
    </style:style>
    <style:style style:name="T29" style:family="text">
      <style:text-properties fo:color="#2a6099" loext:opacity="100%" officeooo:rsid="0036a1c6"/>
    </style:style>
    <style:style style:name="T30" style:family="text">
      <style:text-properties officeooo:rsid="002cdb51" fo:background-color="transparent" loext:char-shading-value="0"/>
    </style:style>
    <style:style style:name="T31" style:family="text">
      <style:text-properties officeooo:rsid="003eb347" fo:background-color="transparent" loext:char-shading-value="0"/>
    </style:style>
    <style:style style:name="T32" style:family="text">
      <style:text-properties fo:color="#ff0000" loext:opacity="100%"/>
    </style:style>
    <style:style style:name="T33" style:family="text">
      <style:text-properties officeooo:rsid="0047a09b"/>
    </style:style>
    <style:style style:name="T34" style:family="text">
      <style:text-properties officeooo:rsid="00487457"/>
    </style:style>
    <style:style style:name="T35" style:family="text">
      <style:text-properties officeooo:rsid="0049ae7c"/>
    </style:style>
    <style:style style:name="T36" style:family="text">
      <style:text-properties officeooo:rsid="004cb21c"/>
    </style:style>
    <style:style style:name="T37" style:family="text">
      <style:text-properties officeooo:rsid="004e2001"/>
    </style:style>
    <style:style style:name="T38" style:family="text">
      <style:text-properties officeooo:rsid="004f5609"/>
    </style:style>
    <style:style style:name="T39" style:family="text">
      <style:text-properties officeooo:rsid="00513154"/>
    </style:style>
    <style:style style:name="T40" style:family="text">
      <style:text-properties officeooo:rsid="00516cb5"/>
    </style:style>
    <style:style style:name="T41" style:family="text">
      <style:text-properties officeooo:rsid="00519a0d"/>
    </style:style>
    <style:style style:name="T42" style:family="text">
      <style:text-properties officeooo:rsid="0053431a"/>
    </style:style>
    <style:style style:name="T43" style:family="text">
      <style:text-properties officeooo:rsid="0054e3a1"/>
    </style:style>
    <style:style style:name="T44" style:family="text">
      <style:text-properties officeooo:rsid="00577d69"/>
    </style:style>
    <style:style style:name="T45" style:family="text">
      <style:text-properties officeooo:rsid="00596709"/>
    </style:style>
    <style:style style:name="T46" style:family="text">
      <style:text-properties officeooo:rsid="0066d812"/>
    </style:style>
    <style:style style:name="T47" style:family="text">
      <style:text-properties officeooo:rsid="00689ac5"/>
    </style:style>
    <style:style style:name="T48" style:family="text">
      <style:text-properties fo:color="#000000" loext:opacity="100%"/>
    </style:style>
    <style:style style:name="T49" style:family="text">
      <style:text-properties fo:color="#000000" loext:opacity="100%" officeooo:rsid="00689ac5"/>
    </style:style>
    <style:style style:name="T50" style:family="text">
      <style:text-properties officeooo:rsid="006e57cf"/>
    </style:style>
    <style:style style:name="T51" style:family="text">
      <style:text-properties fo:color="#ea75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2"/>
        <table:table-row table:style-name="TableLine94458119018224">
          <table:table-cell table:style-name="Table2.A1" office:value-type="string">
            <text:p text:style-name="P23">/usr/bin</text:p>
          </table:table-cell>
          <table:table-cell table:style-name="Table2.A1" office:value-type="string">
            <text:p text:style-name="P23">/usr/local/bin</text:p>
          </table:table-cell>
        </table:table-row>
        <table:table-row table:style-name="TableLine94458119018224">
          <table:table-cell table:style-name="Table2.A1" office:value-type="string">
            <text:p text:style-name="P25">-Belongs to the system. Mess with it at your peril. If you trash /usr/bin, you'll probably end up reinstalling the OS. </text:p>
            <text:p text:style-name="P25"/>
            <text:p text:style-name="P25"/>
            <text:p text:style-name="P25">-Is a system folder containing binary files</text:p>
          </table:table-cell>
          <table:table-cell table:style-name="Table2.A1" office:value-type="string">
            <text:p text:style-name="P24">-Is yours to fool with; if you mess something up in there, you can trash /usr/local and the system will chug along just fine. </text:p>
            <text:p text:style-name="P24"/>
            <text:p text:style-name="P24">-Is a local folder.</text:p>
          </table:table-cell>
        </table:table-row>
      </table:table>
      <text:p text:style-name="P7"/>
      <text:p text:style-name="P3">Chú ý khi sử dụng virtual envi<text:span text:style-name="T27">roment:</text:span><text:span text:style-name="T30"> </text:span><text:span text:style-name="T31">(tutorial link: https://www.biostars.org/p/289547/)</text:span></text:p>
      <text:p text:style-name="P7">- Loay hoay mãi, ko hiểu sao cài mà ko chạy được lệnh mkvirtualenv, thì là do cần phải cài virtualenvwrapper, cài xong cần phải tìm nó bằng lệnh</text:p>
      <text:p text:style-name="P10"><text:span text:style-name="T18">find / -name <text:s text:c="2"/>virtualenvwrapper xong đưa đường dẫn vào </text:span><text:span text:style-name="T27">~/.bashrc xong source ~/.bashrc thì mới được </text:span><text:span text:style-name="T28">(</text:span><text:span text:style-name="T29">Nguyên nhân chính là do trên các version khác nhau của Ubuntu, nó có thể được cài vào </text:span><text:span text:style-name="T25">/usr/local/bin/virtualenvwrapper.sh hoặc ~/.local/bin/virtualenvwrapper.sh</text:span><text:span text:style-name="T26">) nên cần tìm đường dẫn chính xác để source</text:span><text:span text:style-name="T24">).</text:span></text:p>
      <text:p text:style-name="P8"/>
      <text:p text:style-name="P8"/>
      <text:p text:style-name="P8"/>
      <text:p text:style-name="P8"/>
      <text:p text:style-name="P8">sudo pip install virtualenv</text:p>
      <text:p text:style-name="P8">sudo pip install virtualenvwrapper</text:p>
      <text:p text:style-name="P7">sudo find / -name virtualenvwrapper.sh</text:p>
      <text:p text:style-name="P7">gedit ~/.bashrc → </text:p>
      <text:p text:style-name="P7"><text:tab/><text:span text:style-name="T22">export</text:span> WORKON_HOME=~/virtualenvs</text:p>
      <text:p text:style-name="P16">export VIRTUALENVWRAPPER_PYTHON=/usr/bin/python3</text:p>
      <text:p text:style-name="P16"><text:span text:style-name="T22">source</text:span> /usr/local/bin/virtualenvwrapper.sh</text:p>
      <text:p text:style-name="P7"><text:span text:style-name="T22">source</text:span> <text:s/>~/.bashrc: reload profile mới vừa được edit </text:p>
      <text:p text:style-name="P9"><text:span text:style-name="T22">mkvirtualenv</text:span> <text:span text:style-name="T51">-p /usr/bin/python3</text:span> <text:s/>AP_prepare: env được tạo trong thư mục cài đặt /home/trung/virtualenvs, tạo xong, activate env luôn</text:p>
      <text:p text:style-name="P9"><text:span text:style-name="T32">virtualenv</text:span> env: env được tạo trong thư mục hiện tại</text:p>
      <text:p text:style-name="Standard"/>
      <text:p text:style-name="Standard">-Chú ý thứ hai là find / -name: tìm tên file từ root hiệu quả hơn which</text:p>
      <text:p text:style-name="P14">-Thoát khỏi virtualenv thì dùng lệnh: <text:span text:style-name="T32">deactivate dù là loại env nào</text:span>, muốn activate lại thì </text:p>
      <text:p text:style-name="P14"><text:span text:style-name="T47"><text:tab/></text:span><text:span text:style-name="T49">+ Với env được tạo bằng mkvirtualenv: </text:span><text:span text:style-name="T48">dùng lệnh workon tên_env</text:span></text:p>
      <text:p text:style-name="P15"><text:span text:style-name="T47"><text:tab/>+ Với env được tạo bằng virtualenv: dùng lệnh source tên_env/bin/activate</text:span></text:p>
      <text:p text:style-name="P15">-Tạo danh sách các package và depen<text:span text:style-name="T50">dencies phục vụ mục đích replication:</text:span></text:p>
      <text:p text:style-name="P15"><text:tab/>pip freeze --local &gt; requirements.txt</text:p>
      <text:p text:style-name="P15">-Ko dùng env nữa thì xóa thư mục đó đi bằng rm -rf </text:p>
      <text:p text:style-name="P15"/>
      <text:p text:style-name="Standard">-Một số lưu ý:</text:p>
      <text:p text:style-name="Standard"><text:tab/><text:span text:style-name="T33">+activate chỉ có hiệu lực bên trong 1 terminal session, nếu đóng terminal mà quên ko deactivate <text:tab/>thì cũng chả sao cả</text:span></text:p>
      <text:p text:style-name="Standard"><text:tab/><text:span text:style-name="T34">+Nếu muốn thay đổi env, chỉ cần activate env mới mà ko cần deactivate cái cũ </text:span></text:p>
      <text:p text:style-name="Standard"><text:tab/><text:span text:style-name="T35">+Virtual environment và environment variables là hai thứ khác nhau </text:span></text:p>
      <text:p text:style-name="Standard"><text:tab/><text:span text:style-name="T36">+Nguyên nhân cần phải có các virtual environment khác nhau cho các project khác nhau là để <text:tab/>các packages và dependencies của các project này ko bị lẫn với nhau, tránh các environment <text:tab/>variables bị override với nhau </text:span></text:p>
      <text:p text:style-name="Standard"/>
      <text:p text:style-name="Standard"><text:tab/></text:p>
      <text:p text:style-name="Standard"><text:soft-page-break/>Anaconda là:</text:p>
      <text:p text:style-name="Standard"><text:tab/><text:span text:style-name="T37">+Một open source Python distribution mà giúp việc up and running (operation) các packages và <text:tab/>libraries của Python dễ dàng hơn</text:span></text:p>
      <text:p text:style-name="Standard">Anaconda navigator:</text:p>
      <text:p text:style-name="Standard"><text:tab/><text:span text:style-name="T44">+Là GUI được tự động cài cùng Anaconda </text:span></text:p>
      <text:p text:style-name="P11"><text:span text:style-name="T38">Conda:</text:span></text:p>
      <text:p text:style-name="P11"><text:span text:style-name="T38"><text:tab/></text:span><text:span text:style-name="T39">+L</text:span><text:span text:style-name="T38">à package manager của Anaconda </text:span></text:p>
      <text:p text:style-name="P11"><text:tab/><text:span text:style-name="T39">+Tương tự như pip của Python nhưng nhiều khi, cài đặt thông qua Conda thì dễ hơn với pip </text:span></text:p>
      <text:p text:style-name="P11"><text:tab/><text:span text:style-name="T40">+Ko nhất thiết là replacement của pip, ta có thể dùng pip 99% và cài những package không cài <text:tab/>được với pip bằng conda</text:span></text:p>
      <text:p text:style-name="P11"><text:tab/><text:span text:style-name="T41">+Có thể quản lý được virtual enviroment</text:span></text:p>
      <text:p text:style-name="P11">Quy trình tạo và quản lý env hiệu quả với conda </text:p>
      <text:p text:style-name="P11"><text:tab/>1.Tạo folder chứa toàn bộ dự án </text:p>
      <text:p text:style-name="P11"><text:tab/>2.Chuyển đến folder đó </text:p>
      <text:p text:style-name="P11"><text:tab/>3.Tạo env bằng lệnh: conda create --name env_name tên các depen<text:span text:style-name="T42">dencies (ví dụ flask, sql..) </text:span></text:p>
      <text:p text:style-name="P11"><text:tab/>4.Activate env bằng lệnh: source activate env_name. Chú ý, khi tạo biến mt xong thì có thể cần <text:tab/>phải init nó trước bằng lệnh conda init bash <text:span text:style-name="T45">(tên shell), và khởi động lại terminal.</text:span></text:p>
      <text:p text:style-name="P11"><text:tab/>Nếu muốn deactivate: source deac<text:span text:style-name="T43">tivate env_name </text:span></text:p>
      <text:p text:style-name="P11"><text:tab/>5.Trong môi trường conda, vẫn có thể dùng lệnh pip <text:s/>list để xem danh sách các packages ta đã <text:tab/>install. </text:p>
      <text:p text:style-name="P11"><text:tab/>6. Khi dự án kết thúc, để giúp dễ dàng replicate, ta có thể tạo file lưu danh sách các package <text:tab/>cùng với version, và lưu vào file .yaml bằng lệnh:</text:p>
      <text:p text:style-name="P11"><text:tab/>conda env export &gt; environment.yaml</text:p>
      <text:p text:style-name="P11"><text:tab/>7. Khi muốn install lại các package trong environment, ta dùng lệnh</text:p>
      <text:p text:style-name="P12"><text:tab/>conda env create -f environment.yaml </text:p>
      <text:p text:style-name="P12">Quản lý các biến môi trường </text:p>
      <text:p text:style-name="P12"><text:tab/>-Các biến môi trường thường được dùng trong nhiều dự án để lưu database URILs, lưu secret <text:tab/>key, Python path…Nó cho phép ta access sensitive data mà ko cần đặt nó trực tiếp vào project </text:p>
      <text:p text:style-name="P12"><text:tab/>-Global env variables được share trong nhiều project nhưng ta cần đảm bảo chúng ko overwrite <text:tab/>lẫn nhau</text:p>
      <text:p text:style-name="P12"><text:tab/>-Liệt kê các env: conda env list </text:p>
      <text:p text:style-name="P12"><text:tab/>-Chọn 1 env, chuyển đến thư mục chứa env đó </text:p>
      <text:p text:style-name="P13"><text:tab/>-Tạo 2 directory, 1 trong đó sẽ chứa script mà sẽ chạy bất cứ khi nào env này được <text:tab/>activated/deactivate là etc/conda/activate.d/env_vars.sh và <text:s/>etc/conda/deactivate.d/env_vars.sh </text:p>
      <text:p text:style-name="P13"><text:tab/></text:p>
      <text:p text:style-name="P12"><text:tab/></text:p>
      <text:p text:style-name="P12"/>
      <text:p text:style-name="P12"/>
      <text:p text:style-name="P11"/>
      <text:p text:style-name="P11"><text:tab/></text:p>
      <text:p text:style-name="P11"/>
      <text:p text:style-name="P11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apple-system" svg:font-family="apple-system, system-ui, BlinkMacSystemFont, 'Segoe UI', Roboto, Oxygen-Sans, Ubuntu, Cantarell, 'Helvetica Neue', sans-serif"/>
    <style:font-face style:name="ui-monospace" svg:font-family="ui-monospace, 'Cascadia Mono', 'Segoe UI Mono', 'Liberation Mono', Menlo, Monaco, Consolas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2T10:47:28.630407764</meta:creation-date>
    <meta:generator>LibreOffice/7.1.7.2$Linux_X86_64 LibreOffice_project/10$Build-2</meta:generator>
    <dc:date>2022-02-05T13:53:48.603843197</dc:date>
    <meta:editing-duration>P3DT2H4M14S</meta:editing-duration>
    <meta:editing-cycles>88</meta:editing-cycles>
    <meta:document-statistic meta:table-count="1" meta:image-count="0" meta:object-count="0" meta:page-count="2" meta:paragraph-count="61" meta:word-count="717" meta:character-count="4185" meta:non-whitespace-character-count="3453"/>
  </office:meta>
</office:document-meta>
</file>